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/>
    </style:style>
    <style:style style:name="P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2f9403" style:font-size-asian="12pt" style:font-size-complex="12pt"/>
    </style:style>
    <style:style style:name="P7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 style:font-size-asian="12pt" style:font-size-complex="12pt"/>
    </style:style>
    <style:style style:name="P8" style:family="paragraph" style:parent-style-name="Text_20_body">
      <style:text-properties officeooo:paragraph-rsid="0013f9df"/>
    </style:style>
    <style:style style:name="P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3f9df"/>
    </style:style>
    <style:style style:name="P11" style:family="paragraph" style:parent-style-name="Text_20_body">
      <style:paragraph-properties fo:margin-top="0cm" fo:margin-bottom="0.247cm" loext:contextual-spacing="false"/>
    </style:style>
    <style:style style:name="P12" style:family="paragraph" style:parent-style-name="Standard">
      <style:paragraph-properties fo:margin-top="0cm" fo:margin-bottom="0.247cm" loext:contextual-spacing="false"/>
      <style:text-properties officeooo:paragraph-rsid="0039199e"/>
    </style:style>
    <style:style style:name="P13" style:family="paragraph" style:parent-style-name="Standard">
      <style:paragraph-properties fo:margin-top="0cm" fo:margin-bottom="0.247cm" loext:contextual-spacing="false"/>
      <style:text-properties officeooo:paragraph-rsid="003c6d8a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212529" style:font-name="apple-system" fo:letter-spacing="normal" fo:font-style="normal" fo:font-weight="bold"/>
    </style:style>
    <style:style style:name="T3" style:family="text">
      <style:text-properties fo:font-variant="normal" fo:text-transform="none" fo:color="#212529" style:font-name="apple-system" fo:letter-spacing="normal" fo:font-style="normal" fo:font-weight="bold" officeooo:rsid="00141b30"/>
    </style:style>
    <style:style style:name="T4" style:family="text">
      <style:text-properties officeooo:rsid="0017c506"/>
    </style:style>
    <style:style style:name="T5" style:family="text">
      <style:text-properties officeooo:rsid="00291e30"/>
    </style:style>
    <style:style style:name="T6" style:family="text">
      <style:text-properties officeooo:rsid="00354156"/>
    </style:style>
    <style:style style:name="T7" style:family="text">
      <style:text-properties officeooo:rsid="003902aa"/>
    </style:style>
    <style:style style:name="T8" style:family="text">
      <style:text-properties officeooo:rsid="003d48a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2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ontrol text:anchor-type="paragraph" draw:z-index="0" draw:style-name="gr1" draw:text-style-name="P14" svg:width="4.095cm" svg:height="0.726cm" svg:x="1.245cm" svg:y="-1.009cm" draw:control="control1"/><text:span text:style-name="T4">Rapport - </text:span>TP<text:span text:style-name="T8">6</text:span> <text:span text:style-name="T5">PHP</text:span></text:p>
      <text:h text:style-name="Heading_20_1" text:outline-level="1">Exercice 1 - connexion à un SGBD</text:h>
      <text:p text:style-name="P11">Quels sont les fichiers qui ont disparu ?</text:p>
      <text:p text:style-name="P13"><draw:control text:anchor-type="as-char" draw:z-index="1" draw:style-name="gr2" draw:text-style-name="P15" svg:width="16.999cm" svg:height="1.574cm" draw:control="control2"/></text:p>
      <text:p text:style-name="P11">Lorsque vous cliquez sur Nos produits que se passe-t-il au niveau du contrôleur ?</text:p>
      <text:p text:style-name="P13"><draw:control text:anchor-type="as-char" draw:z-index="2" draw:style-name="gr2" draw:text-style-name="P15" svg:width="16.999cm" svg:height="1.574cm" draw:control="control3"/></text:p>
      <text:p text:style-name="P11">Quel est le type des variables $lesCategories et $lesProduits ? Pourquoi ?</text:p>
      <text:p text:style-name="P13"><draw:control text:anchor-type="as-char" draw:z-index="3" draw:style-name="gr2" draw:text-style-name="P15" svg:width="16.999cm" svg:height="1.574cm" draw:control="control4"/></text:p>
      <text:h text:style-name="Heading_20_1" text:outline-level="1">Exercice 2 - connexion à un SGBD</text:h>
      <text:p text:style-name="P11">Pourquoi utiliser PDO pour se connecter à une base de données ?</text:p>
      <text:p text:style-name="P13"><draw:control text:anchor-type="as-char" draw:z-index="4" draw:style-name="gr2" draw:text-style-name="P15" svg:width="16.999cm" svg:height="1.574cm" draw:control="control5"/></text:p>
      <text:p text:style-name="P11">Que signifie :: ?</text:p>
      <text:p text:style-name="P13"><draw:control text:anchor-type="as-char" draw:z-index="5" draw:style-name="gr2" draw:text-style-name="P15" svg:width="16.999cm" svg:height="1.574cm" draw:control="control6"/></text:p>
      <text:p text:style-name="P11">Que signifie self ?</text:p>
      <text:p text:style-name="P13"><draw:control text:anchor-type="as-char" draw:z-index="6" draw:style-name="gr2" draw:text-style-name="P15" svg:width="16.999cm" svg:height="1.574cm" draw:control="control7"/></text:p>
      <text:p text:style-name="P11">Que signifie -&gt; ?</text:p>
      <text:p text:style-name="P13"><draw:control text:anchor-type="as-char" draw:z-index="7" draw:style-name="gr2" draw:text-style-name="P15" svg:width="16.999cm" svg:height="1.574cm" draw:control="control8"/></text:p>
      <text:p text:style-name="P11"/>
      <text:p text:style-name="P11"/>
      <text:p text:style-name="P11"><text:soft-page-break/>Que signifie query()?</text:p>
      <text:p text:style-name="P13"><draw:control text:anchor-type="as-char" draw:z-index="8" draw:style-name="gr2" draw:text-style-name="P15" svg:width="16.999cm" svg:height="1.574cm" draw:control="control9"/></text:p>
      <text:p text:style-name="P11">Que signifie fetchAll() ?</text:p>
      <text:p text:style-name="P13"><draw:control text:anchor-type="as-char" draw:z-index="9" draw:style-name="gr2" draw:text-style-name="P15" svg:width="16.999cm" svg:height="1.574cm" draw:control="control10"/></text:p>
      <text:h text:style-name="Heading_20_1" text:outline-level="1">Exercice 3 - Modification du contrôleur</text:h>
      <text:p text:style-name="P11">Où est déclarée la variable $pdo ?</text:p>
      <text:p text:style-name="P13"><draw:control text:anchor-type="as-char" draw:z-index="10" draw:style-name="gr2" draw:text-style-name="P15" svg:width="16.999cm" svg:height="1.574cm" draw:control="control11"/></text:p>
      <text:p text:style-name="P11">Lorsque vous cliquez sur Nos produits que se passe-t-il au niveau du contrôleur ?</text:p>
      <text:p text:style-name="P13"><draw:control text:anchor-type="as-char" draw:z-index="11" draw:style-name="gr2" draw:text-style-name="P15" svg:width="16.999cm" svg:height="1.574cm" draw:control="control12"/></text:p>
      <text:p text:style-name="P11">Quel est le type des variables $lesCategories et $lesProduits ? Pourquoi ?</text:p>
      <text:p text:style-name="P13"><draw:control text:anchor-type="as-char" draw:z-index="12" draw:style-name="gr2" draw:text-style-name="P15" svg:width="16.999cm" svg:height="1.574cm" draw:control="control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9-07-07T03:57:32.948000000</dc:date>
    <meta:editing-duration>P2DT6H39M24S</meta:editing-duration>
    <meta:editing-cycles>36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29" meta:word-count="125" meta:character-count="675" meta:non-whitespace-character-count="566"/>
  </office:meta>
</office:document-meta>
</file>